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.337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4cm"/>
    </style:style>
    <style:style style:name="pr5" style:family="presentation" style:parent-style-name="alizarin-outline1">
      <style:graphic-properties fo:min-height="11.93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4.8cm" svg:height="4.337cm" svg:x="2.2cm" svg:y="11.232cm" presentation:class="title" presentation:user-transformed="true">
          <draw:text-box>
            <text:p>Styling React Components</text:p>
          </draw:text-box>
        </draw:frame>
        <draw:frame presentation:style-name="pr2" draw:text-style-name="P2" draw:layer="layout" svg:width="25cm" svg:height="12.18cm" svg:x="2.2cm" svg:y="15.158cm" presentation:class="subtitle" presentation:user-transformed="true">
          <draw:text-box>
            <text:p text:style-name="P1"><text:span text:style-name="T1">Antonio Ruberto</text:span><text:span text:style-name="T1"><text:line-break/></text:span><text:span text:style-name="T1"><text:a xlink:href="https://github.com/aruberto" xlink:type="simple">https://github.com/aruberto</text:a></text:span></text:p>
            <text:p text:style-name="P1"><text:span text:style-name="T1"><text:a xlink:href="https://www.linkedin.com/in/antonioruberto" xlink:type="simple">https://www.linkedin.com/in/antonioruberto</text:a></text:span><text:span text:style-name="T1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2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22:43.930000000</meta:creation-date>
    <dc:date>2016-03-20T06:50:51.852000000</dc:date>
    <meta:editing-duration>PT12H17M57S</meta:editing-duration>
    <meta:editing-cycles>2</meta:editing-cycles>
    <meta:generator>LibreOffice/5.1.0.3$Windows_X86_64 LibreOffice_project/5e3e00a007d9b3b6efb6797a8b8e57b51ab1f737</meta:generator>
    <meta:document-statistic meta:object-count="56"/>
  </office:meta>
</office:document-meta>
</file>